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1736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1.228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9772in"/>
    </style:style>
    <style:style style:name="co10" style:family="table-column">
      <style:table-column-properties fo:break-before="auto" style:column-width="1.9709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698in"/>
    </style:style>
    <style:style style:name="co13" style:family="table-column">
      <style:table-column-properties fo:break-before="auto" style:column-width="1.8508in"/>
    </style:style>
    <style:style style:name="co14" style:family="table-column">
      <style:table-column-properties fo:break-before="auto" style:column-width="1.7417in"/>
    </style:style>
    <style:style style:name="co15" style:family="table-column">
      <style:table-column-properties fo:break-before="auto" style:column-width="1.7528in"/>
    </style:style>
    <style:style style:name="co16" style:family="table-column">
      <style:table-column-properties fo:break-before="auto" style:column-width="1.9055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2.2445in"/>
    </style:style>
    <style:style style:name="co20" style:family="table-column">
      <style:table-column-properties fo:break-before="auto" style:column-width="2.266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DNSPERF">
      <style:table-properties table:display="true" style:writing-mode="lr-tb"/>
    </style:style>
    <style:style style:name="ta4" style:family="table" style:master-page-name="PageStyle_5f_vbox_20_metrics">
      <style:table-properties table:display="true" style:writing-mode="lr-tb"/>
    </style:style>
    <style:style style:name="ce1" style:family="table-cell" style:parent-style-name="Default">
      <style:table-cell-properties fo:background-color="#99ccff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99ccff"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cc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ackground-color="#99ccff" fo:padding="0.028in"/>
    </style:style>
    <style:style style:name="ce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ackground-color="#c0c0c0" fo:padding="0.028in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style:font-name-asian="Arial1" style:font-name-complex="Arial1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DNSPERF" table:style-name="ta2">
        <office:forms form:automatic-focus="false" form:apply-design-mode="false"/>
        <table:shapes>
          <draw:frame draw:z-index="0" draw:name="Chart 1" draw:style-name="gr1" svg:width="6.3028in" svg:height="3.1909in" svg:x="0.2795in" svg:y="2.5937in">
            <draw:object draw:notify-on-update-of-ranges="DNSPERF.A2:DNSPERF.A2 DNSPERF.A3:DNSPERF.A9 DNSPERF.B2:DNSPERF.B2 DNSPERF.B3:DNSPERF.B9 DNSPERF.C2:DNSPERF.C2 DNSPERF.C3:DNSPERF.C9 DNSPERF.D2:DNSPERF.D2 DNSPERF.D3:DNSPERF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3008in" svg:height="3.1953in" svg:x="6.9728in" svg:y="2.5323in">
            <draw:object draw:notify-on-update-of-ranges="DNSPERF.A2:DNSPERF.A2 DNSPERF.A3:DNSPERF.A9 DNSPERF.E2:DNSPERF.E2 DNSPERF.E3:DNSPERF.E9 DNSPERF.F2:DNSPERF.F2 DNSPERF.F3:DNSPERF.F9 DNSPERF.G2:DNSPERF.G2 DNSPERF.G3:DNSPERF.G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2">
          <table:table-cell table:style-name="ce1"/>
          <table:table-cell table:style-name="ce4" office:value-type="string" table:number-columns-spanned="3" table:number-rows-spanned="1">
            <text:p>Queries per second</text:p>
          </table:table-cell>
          <table:covered-table-cell table:number-columns-repeated="2" table:style-name="ce6"/>
          <table:table-cell table:style-name="ce4" office:value-type="string" table:number-columns-spanned="3" table:number-rows-spanned="1">
            <text:p>Avg response time namebench (ms)</text:p>
          </table:table-cell>
          <table:covered-table-cell table:number-columns-repeated="2" table:style-name="ce6"/>
          <table:table-cell table:style-name="ce8" table:number-columns-repeated="4"/>
          <table:table-cell table:style-name="ce10" table:number-columns-repeated="2"/>
          <table:table-cell table:style-name="ce3" table:number-columns-repeated="1010"/>
          <table:table-cell/>
        </table:table-row>
        <table:table-row table:style-name="ro2">
          <table:table-cell table:style-name="ce1" office:value-type="string">
            <text:p>TTL</text:p>
          </table:table-cell>
          <table:table-cell table:style-name="ce1" office:value-type="string">
            <text:p>cyclic</text:p>
          </table:table-cell>
          <table:table-cell table:style-name="ce1" office:value-type="string">
            <text:p>random</text:p>
          </table:table-cell>
          <table:table-cell table:style-name="ce7" office:value-type="string">
            <text:p>lbbind</text:p>
          </table:table-cell>
          <table:table-cell table:style-name="ce7" office:value-type="string">
            <text:p>cyclic</text:p>
          </table:table-cell>
          <table:table-cell table:style-name="ce7" office:value-type="string">
            <text:p>random</text:p>
          </table:table-cell>
          <table:table-cell table:style-name="ce7" office:value-type="string">
            <text:p>lbbind</text:p>
          </table:table-cell>
          <table:table-cell table:style-name="ce8" office:value-type="string">
            <text:p>total queries</text:p>
          </table:table-cell>
          <table:table-cell table:style-name="ce8" office:value-type="string">
            <text:p>lost queries</text:p>
          </table:table-cell>
          <table:table-cell table:style-name="ce8" office:value-type="string">
            <text:p>Avg ping</text:p>
          </table:table-cell>
          <table:table-cell table:style-name="ce8" office:value-type="string">
            <text:p>Avg response time (ms)</text:p>
          </table:table-cell>
          <table:table-cell table:style-name="ce10" table:number-columns-repeated="2"/>
          <table:table-cell table:style-name="ce3" table:number-columns-repeated="1010"/>
          <table:table-cell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2992.505724">
            <text:p>22992.505724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1.48">
            <text:p>1.48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3]-[.J3]" office:value-type="float" office:value="2.36854594163136">
            <text:p>2.3685459416</text:p>
          </table:table-cell>
          <table:table-cell table:number-columns-repeated="101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2552.920922">
            <text:p>22552.920922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78">
            <text:p>2.78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4]-[.J4]" office:value-type="float" office:value="2.41940927503413">
            <text:p>2.419409275</text:p>
          </table:table-cell>
          <table:table-cell table:number-columns-repeated="101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1651.82058">
            <text:p>21651.82058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8">
            <text:p>2.8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5]-[.J5]" office:value-type="float" office:value="2.53012955828863">
            <text:p>2.5301295583</text:p>
          </table:table-cell>
          <table:table-cell table:number-columns-repeated="101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2090.560843">
            <text:p>22090.560843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92">
            <text:p>2.92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6]-[.J6]" office:value-type="float" office:value="2.47509220003179">
            <text:p>2.4750922</text:p>
          </table:table-cell>
          <table:table-cell table:number-columns-repeated="101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1396.702441">
            <text:p>21396.702441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98">
            <text:p>2.98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7]-[.J7]" office:value-type="float" office:value="2.56317041670071">
            <text:p>2.5631704167</text:p>
          </table:table-cell>
          <table:table-cell table:number-columns-repeated="1013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float" office:value="20114.737345">
            <text:p>20114.737345</text:p>
          </table:table-cell>
          <table:table-cell table:style-name="ce5" office:value-type="float" office:value="20072.49021">
            <text:p>20072.49021</text:p>
          </table:table-cell>
          <table:table-cell table:style-name="ce5" office:value-type="float" office:value="21283.072491">
            <text:p>21283.072491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96">
            <text:p>2.96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D8]-[.J8]" office:value-type="float" office:value="2.57814183327488">
            <text:p>2.578141833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∞</text:p>
          </table:table-cell>
          <table:table-cell table:style-name="ce5" office:value-type="float" office:value="20115.737345">
            <text:p>20115.737345</text:p>
          </table:table-cell>
          <table:table-cell table:style-name="ce5" office:value-type="float" office:value="20073.49021">
            <text:p>20073.49021</text:p>
          </table:table-cell>
          <table:table-cell table:style-name="ce5" office:value-type="float" office:value="21284.072491">
            <text:p>21284.072491</text:p>
          </table:table-cell>
          <table:table-cell table:style-name="ce5" office:value-type="float" office:value="2.82">
            <text:p>2.82</text:p>
          </table:table-cell>
          <table:table-cell table:style-name="ce5" office:value-type="float" office:value="2.84">
            <text:p>2.84</text:p>
          </table:table-cell>
          <table:table-cell table:style-name="ce5" office:value-type="float" office:value="2.96">
            <text:p>2.96</text:p>
          </table:table-cell>
          <table:table-cell table:style-name="ce9" table:number-columns-repeated="4"/>
          <table:table-cell table:number-columns-repeated="1013"/>
        </table:table-row>
        <table:table-row table:style-name="ro2">
          <table:table-cell table:style-name="Default" office:value-type="string">
            <text:p>cyclic</text:p>
          </table:table-cell>
          <table:table-cell table:number-columns-repeated="6"/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B3]-[.J10]" office:value-type="float" office:value="2.7418875699893">
            <text:p>2.74188757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random</text:p>
          </table:table-cell>
          <table:table-cell table:number-columns-repeated="6"/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41">
            <text:p>0.241</text:p>
          </table:table-cell>
          <table:table-cell table:style-name="ce9" table:formula="of:=60000/[.C3]-[.J11]" office:value-type="float" office:value="2.74816573739856">
            <text:p>2.7481657374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box metrics" table:style-name="ta4">
        <office:forms form:automatic-focus="false" form:apply-design-mode="false"/>
        <table:shapes>
          <draw:frame draw:z-index="0" draw:name="Chart 1" draw:style-name="gr1" svg:width="6.3in" svg:height="3.1906in" svg:x="0.161in" svg:y="4.9031in">
            <draw:object draw:notify-on-update-of-ranges="'vbox metrics'.A12:'vbox metrics'.A12 'vbox metrics'.A13:'vbox metrics'.A19 'vbox metrics'.B12:'vbox metrics'.B12 'vbox metrics'.B13:'vbox metrics'.B19 'vbox metrics'.C12:'vbox metrics'.C12 'vbox metrics'.C13:'vbox metrics'.C19 'vbox metrics'.D12:'vbox metrics'.D12 'vbox metrics'.D13:'vbox metrics'.D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6.3043in" svg:height="3.1909in" svg:x="7.0429in" svg:y="4.9807in">
            <draw:object draw:notify-on-update-of-ranges="'vbox metrics'.A12:'vbox metrics'.A12 'vbox metrics'.A13:'vbox metrics'.A19 'vbox metrics'.E12:'vbox metrics'.E12 'vbox metrics'.E13:'vbox metrics'.E19 'vbox metrics'.F12:'vbox metrics'.F12 'vbox metrics'.F13:'vbox metrics'.F19 'vbox metrics'.G12:'vbox metrics'.G12 'vbox metrics'.G13:'vbox metrics'.G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1" table:number-columns-repeated="1015" table:default-cell-style-name="Default"/>
        <table:table-row table:style-name="ro2">
          <table:table-cell table:style-name="ce10" office:value-type="string">
            <text:p>Configuration</text:p>
          </table:table-cell>
          <table:table-cell table:style-name="ce10" office:value-type="string">
            <text:p>CPU/Load/User:avg</text:p>
          </table:table-cell>
          <table:table-cell table:style-name="ce10" office:value-type="string">
            <text:p>CPU/Load/Kernel:avg</text:p>
          </table:table-cell>
          <table:table-cell table:style-name="ce10" office:value-type="string">
            <text:p>CPU/Load/Total:avg</text:p>
          </table:table-cell>
          <table:table-cell table:style-name="ce10" table:number-columns-repeated="2"/>
          <table:table-cell table:style-name="ce10" office:value-type="string">
            <text:p>Total Ram</text:p>
          </table:table-cell>
          <table:table-cell table:style-name="ce10" office:value-type="string">
            <text:p>Guest/RAM/Usage/Free:avg</text:p>
          </table:table-cell>
          <table:table-cell table:style-name="ce10" office:value-type="string">
            <text:p>Guest/RAM/Usage/Used:avg</text:p>
          </table:table-cell>
          <table:table-cell table:style-name="ce10" table:number-columns-repeated="1015"/>
        </table:table-row>
        <table:table-row table:style-name="ro2">
          <table:table-cell office:value-type="string">
            <text:p>cyclic_bind</text:p>
          </table:table-cell>
          <table:table-cell office:value-type="float" office:value="36">
            <text:p>36</text:p>
          </table:table-cell>
          <table:table-cell office:value-type="float" office:value="54.62">
            <text:p>54.62</text:p>
          </table:table-cell>
          <table:table-cell table:formula="of:=[.B2]+[.C2]" office:value-type="float" office:value="90.62">
            <text:p>90.62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931/1024" office:value-type="float" office:value="463.7998046875">
            <text:p>463.7998046875</text:p>
          </table:table-cell>
          <table:table-cell table:formula="of:=[.G2]-[.H2]" office:value-type="float" office:value="48.2001953125">
            <text:p>48.2001953125</text:p>
          </table:table-cell>
          <table:table-cell table:number-columns-repeated="1015"/>
        </table:table-row>
        <table:table-row table:style-name="ro2">
          <table:table-cell office:value-type="string">
            <text:p>random_bind</text:p>
          </table:table-cell>
          <table:table-cell office:value-type="float" office:value="35.96">
            <text:p>35.96</text:p>
          </table:table-cell>
          <table:table-cell office:value-type="float" office:value="54.34">
            <text:p>54.34</text:p>
          </table:table-cell>
          <table:table-cell table:formula="of:=[.B3]+[.C3]" office:value-type="float" office:value="90.3">
            <text:p>90.3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3093/1024" office:value-type="float" office:value="462.0048828125">
            <text:p>462.0048828125</text:p>
          </table:table-cell>
          <table:table-cell table:formula="of:=[.G3]-[.H3]" office:value-type="float" office:value="49.9951171875">
            <text:p>49.9951171875</text:p>
          </table:table-cell>
          <table:table-cell table:number-columns-repeated="1015"/>
        </table:table-row>
        <table:table-row table:style-name="ro2">
          <table:table-cell office:value-type="string">
            <text:p>ttl0_lbbind</text:p>
          </table:table-cell>
          <table:table-cell office:value-type="float" office:value="29.71">
            <text:p>29.71</text:p>
          </table:table-cell>
          <table:table-cell office:value-type="float" office:value="63.56">
            <text:p>63.56</text:p>
          </table:table-cell>
          <table:table-cell table:formula="of:=[.B4]+[.C4]" office:value-type="float" office:value="93.27">
            <text:p>93.27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0642/1024" office:value-type="float" office:value="459.611328125">
            <text:p>459.611328125</text:p>
          </table:table-cell>
          <table:table-cell table:formula="of:=[.G4]-[.H4]" office:value-type="float" office:value="52.388671875">
            <text:p>52.388671875</text:p>
          </table:table-cell>
          <table:table-cell table:number-columns-repeated="1015"/>
        </table:table-row>
        <table:table-row table:style-name="ro2">
          <table:table-cell office:value-type="string">
            <text:p>ttl1_lbbind</text:p>
          </table:table-cell>
          <table:table-cell office:value-type="float" office:value="25.8">
            <text:p>25.8</text:p>
          </table:table-cell>
          <table:table-cell office:value-type="float" office:value="64.3">
            <text:p>64.3</text:p>
          </table:table-cell>
          <table:table-cell table:formula="of:=[.B5]+[.C5]" office:value-type="float" office:value="90.1">
            <text:p>90.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1154/1024" office:value-type="float" office:value="460.111328125">
            <text:p>460.111328125</text:p>
          </table:table-cell>
          <table:table-cell table:formula="of:=[.G5]-[.H5]" office:value-type="float" office:value="51.888671875">
            <text:p>51.888671875</text:p>
          </table:table-cell>
          <table:table-cell table:number-columns-repeated="1015"/>
        </table:table-row>
        <table:table-row table:style-name="ro2">
          <table:table-cell office:value-type="string">
            <text:p>ttl2_lbbind</text:p>
          </table:table-cell>
          <table:table-cell office:value-type="float" office:value="25.86">
            <text:p>25.86</text:p>
          </table:table-cell>
          <table:table-cell office:value-type="float" office:value="68.81">
            <text:p>68.81</text:p>
          </table:table-cell>
          <table:table-cell table:formula="of:=[.B6]+[.C6]" office:value-type="float" office:value="94.67">
            <text:p>94.67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082/1024" office:value-type="float" office:value="462.970703125">
            <text:p>462.970703125</text:p>
          </table:table-cell>
          <table:table-cell table:formula="of:=[.G6]-[.H6]" office:value-type="float" office:value="49.029296875">
            <text:p>49.029296875</text:p>
          </table:table-cell>
          <table:table-cell table:number-columns-repeated="1015"/>
        </table:table-row>
        <table:table-row table:style-name="ro2">
          <table:table-cell office:value-type="string">
            <text:p>ttl5_lbbind</text:p>
          </table:table-cell>
          <table:table-cell office:value-type="float" office:value="25.18">
            <text:p>25.18</text:p>
          </table:table-cell>
          <table:table-cell office:value-type="float" office:value="67.1">
            <text:p>67.1</text:p>
          </table:table-cell>
          <table:table-cell table:formula="of:=[.B7]+[.C7]" office:value-type="float" office:value="92.28">
            <text:p>92.28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607/1024" office:value-type="float" office:value="463.4833984375">
            <text:p>463.4833984375</text:p>
          </table:table-cell>
          <table:table-cell table:formula="of:=[.G7]-[.H7]" office:value-type="float" office:value="48.5166015625">
            <text:p>48.5166015625</text:p>
          </table:table-cell>
          <table:table-cell table:number-columns-repeated="1015"/>
        </table:table-row>
        <table:table-row table:style-name="ro2">
          <table:table-cell office:value-type="string">
            <text:p>ttl10_lbbind</text:p>
          </table:table-cell>
          <table:table-cell office:value-type="float" office:value="23.88">
            <text:p>23.88</text:p>
          </table:table-cell>
          <table:table-cell office:value-type="float" office:value="65.53">
            <text:p>65.53</text:p>
          </table:table-cell>
          <table:table-cell table:formula="of:=[.B8]+[.C8]" office:value-type="float" office:value="89.41">
            <text:p>89.4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912/1024" office:value-type="float" office:value="463.78125">
            <text:p>463.78125</text:p>
          </table:table-cell>
          <table:table-cell table:formula="of:=[.G8]-[.H8]" office:value-type="float" office:value="48.21875">
            <text:p>48.21875</text:p>
          </table:table-cell>
          <table:table-cell table:number-columns-repeated="1015"/>
        </table:table-row>
        <table:table-row table:style-name="ro2">
          <table:table-cell office:value-type="string">
            <text:p>ttl30_lbbind</text:p>
          </table:table-cell>
          <table:table-cell office:value-type="float" office:value="24.88">
            <text:p>24.88</text:p>
          </table:table-cell>
          <table:table-cell office:value-type="float" office:value="66.98">
            <text:p>66.98</text:p>
          </table:table-cell>
          <table:table-cell table:formula="of:=[.B9]+[.C9]" office:value-type="float" office:value="91.86">
            <text:p>91.86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827/1024" office:value-type="float" office:value="463.6982421875">
            <text:p>463.6982421875</text:p>
          </table:table-cell>
          <table:table-cell table:formula="of:=[.G9]-[.H9]" office:value-type="float" office:value="48.3017578125">
            <text:p>48.3017578125</text:p>
          </table:table-cell>
          <table:table-cell table:number-columns-repeated="1015"/>
        </table:table-row>
        <table:table-row table:style-name="ro2">
          <table:table-cell office:value-type="string">
            <text:p>ttl_inf_lbbind</text:p>
          </table:table-cell>
          <table:table-cell office:value-type="float" office:value="25.88">
            <text:p>25.88</text:p>
          </table:table-cell>
          <table:table-cell office:value-type="float" office:value="67.98">
            <text:p>67.98</text:p>
          </table:table-cell>
          <table:table-cell table:formula="of:=[.B10]+[.C10]" office:value-type="float" office:value="93.86">
            <text:p>93.86</text:p>
          </table:table-cell>
          <table:table-cell table:number-columns-repeated="2"/>
          <table:table-cell office:value-type="float" office:value="513">
            <text:p>513</text:p>
          </table:table-cell>
          <table:table-cell table:formula="of:=474827/1024" office:value-type="float" office:value="463.6982421875">
            <text:p>463.6982421875</text:p>
          </table:table-cell>
          <table:table-cell table:formula="of:=[.G10]-[.H10]" office:value-type="float" office:value="49.3017578125">
            <text:p>49.3017578125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12" office:value-type="string" table:number-columns-spanned="3" table:number-rows-spanned="1">
            <text:p>Cpu Load</text:p>
          </table:table-cell>
          <table:covered-table-cell table:number-columns-repeated="2" table:style-name="ce13"/>
          <table:table-cell table:style-name="ce12" office:value-type="string" table:number-columns-spanned="3" table:number-rows-spanned="1">
            <text:p>Memory usage</text:p>
          </table:table-cell>
          <table:covered-table-cell table:number-columns-repeated="2" table:style-name="ce13"/>
          <table:table-cell table:number-columns-repeated="1017"/>
        </table:table-row>
        <table:table-row table:style-name="ro2">
          <table:table-cell table:style-name="ce10" office:value-type="string">
            <text:p>TTL</text:p>
          </table:table-cell>
          <table:table-cell table:style-name="ce10" office:value-type="string">
            <text:p>cyclic</text:p>
          </table:table-cell>
          <table:table-cell table:style-name="ce10" office:value-type="string">
            <text:p>random</text:p>
          </table:table-cell>
          <table:table-cell table:style-name="ce10" office:value-type="string">
            <text:p>lbbind</text:p>
          </table:table-cell>
          <table:table-cell table:style-name="ce10" office:value-type="string">
            <text:p>cyclic</text:p>
          </table:table-cell>
          <table:table-cell table:style-name="ce10" office:value-type="string">
            <text:p>random</text:p>
          </table:table-cell>
          <table:table-cell table:style-name="ce10" office:value-type="string">
            <text:p>lbbind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4]+[.C4]" office:value-type="float" office:value="93.27">
            <text:p>93.27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4]-[.H4]" office:value-type="float" office:value="52.388671875">
            <text:p>52.388671875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5]+[.C5]" office:value-type="float" office:value="90.1">
            <text:p>90.1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5]-[.H5]" office:value-type="float" office:value="51.888671875">
            <text:p>51.888671875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6]+[.C6]" office:value-type="float" office:value="94.67">
            <text:p>94.67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6]-[.H6]" office:value-type="float" office:value="49.029296875">
            <text:p>49.029296875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7]+[.C7]" office:value-type="float" office:value="92.28">
            <text:p>92.28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7]-[.H7]" office:value-type="float" office:value="48.5166015625">
            <text:p>48.5166015625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8]+[.C8]" office:value-type="float" office:value="89.41">
            <text:p>89.41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8]-[.H8]" office:value-type="float" office:value="48.21875">
            <text:p>48.21875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9]+[.C9]" office:value-type="float" office:value="91.86">
            <text:p>91.86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9]-[.H9]" office:value-type="float" office:value="48.3017578125">
            <text:p>48.3017578125</text:p>
          </table:table-cell>
          <table:table-cell table:number-columns-repeated="1017"/>
        </table:table-row>
        <table:table-row table:style-name="ro2">
          <table:table-cell table:style-name="ce11" office:value-type="string">
            <text:p>∞</text:p>
          </table:table-cell>
          <table:table-cell table:formula="of:=[.$D$2]" office:value-type="float" office:value="90.62">
            <text:p>90.62</text:p>
          </table:table-cell>
          <table:table-cell table:formula="of:=[.$D$3]" office:value-type="float" office:value="90.3">
            <text:p>90.3</text:p>
          </table:table-cell>
          <table:table-cell table:formula="of:=[.B10]+[.C10]" office:value-type="float" office:value="93.86">
            <text:p>93.86</text:p>
          </table:table-cell>
          <table:table-cell table:formula="of:=[.$I$2]" office:value-type="float" office:value="48.2001953125">
            <text:p>48.2001953125</text:p>
          </table:table-cell>
          <table:table-cell table:formula="of:=[.$I$3]" office:value-type="float" office:value="49.9951171875">
            <text:p>49.9951171875</text:p>
          </table:table-cell>
          <table:table-cell table:formula="of:=[.G10]-[.H10]" office:value-type="float" office:value="49.3017578125">
            <text:p>49.3017578125</text:p>
          </table:table-cell>
          <table:table-cell table:number-columns-repeated="1017"/>
        </table:table-row>
      </table:table>
      <table:table table:name="Sheet3" table:style-name="ta3">
        <table:table-column table:style-name="co1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2" style:font-name-asian="Droid Sans Fallback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17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NSPERF" style:display-name="PageStyle_DNSPERF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box_20_metrics" style:display-name="PageStyle_vbox metric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date>2012-06-21T17:43:35</dc:date>
    <meta:editing-cycles>37</meta:editing-cycles>
    <meta:editing-duration>PT3H39M48S</meta:editing-duration>
    <meta:generator>LibreOffice/3.4$Unix LibreOffice_project/340m1$Build-402</meta:generator>
    <meta:document-statistic meta:table-count="3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19000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cm" svg:height="8.106cm" xlink:href=".." xlink:type="simple" chart:class="chart:line" chart:style-name="ch1">
        <chart:legend svg:x="12.515cm" svg:y="1.011cm" style:legend-expansion="custom" chartooo:width="2.257cm" chartooo:height="1.587cm" style:legend-expansion-aspect-ratio="1.42218021424071" chart:style-name="ch2"/>
        <chart:plot-area chart:style-name="ch3" table:cell-range-address="DNSPERF.A2:DNSPERF.D9" chart:data-source-has-labels="both" svg:x="1.429cm" svg:y="0.488cm" svg:width="13.953cm" svg:height="6.601cm">
          <chartooo:coordinate-region svg:x="2.606cm" svg:y="0.687cm" svg:width="12.655cm" svg:height="5.755cm"/>
          <chart:axis chart:dimension="x" chart:name="primary-x" chart:style-name="ch4" chartooo:axis-type="auto">
            <chartooo:date-scale/>
            <chart:title svg:x="6.615cm" svg:y="7.251cm" chart:style-name="ch5">
              <text:p>Profiler's update interval</text:p>
            </chart:title>
            <chart:categories table:cell-range-address="DNSPERF.A3:DNSPERF.A9"/>
          </chart:axis>
          <chart:axis chart:dimension="y" chart:name="primary-y" chart:style-name="ch6">
            <chart:title svg:x="0.405cm" svg:y="5.677cm" chart:style-name="ch7">
              <text:p>Queries per second</text:p>
            </chart:title>
            <chart:grid chart:style-name="ch8" chart:class="major"/>
          </chart:axis>
          <chart:series chart:style-name="ch9" chart:values-cell-range-address="DNSPERF.B3:DNSPERF.B9" chart:label-cell-address="DNSPERF.B2:DNSPERF.B2" chart:class="chart:line">
            <chart:data-point chart:repeated="7"/>
          </chart:series>
          <chart:series chart:style-name="ch10" chart:values-cell-range-address="DNSPERF.C3:DNSPERF.C9" chart:label-cell-address="DNSPERF.C2:DNSPERF.C2" chart:class="chart:line">
            <chart:data-point chart:repeated="7"/>
          </chart:series>
          <chart:series chart:style-name="ch11" chart:values-cell-range-address="DNSPERF.D3:DNSPERF.D9" chart:label-cell-address="DNSPERF.D2:DNSPERF.D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DNSPERF.B2:DNSPERF.B2</svg:desc>
                </draw:g>
              </table:table-cell>
              <table:table-cell office:value-type="string">
                <text:p>random</text:p>
                <draw:g>
                  <svg:desc>DNSPERF.C2:DNSPERF.C2</svg:desc>
                </draw:g>
              </table:table-cell>
              <table:table-cell office:value-type="string">
                <text:p>lbbind</text:p>
                <draw:g>
                  <svg:desc>DNSPERF.D2:DNSPERF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NSPERF.A3:DNSPERF.A9</svg:desc>
                </draw:g>
              </table:table-cell>
              <table:table-cell office:value-type="float" office:value="20114.737345">
                <text:p>20114.737345</text:p>
                <draw:g>
                  <svg:desc>DNSPERF.B3:DNSPERF.B9</svg:desc>
                </draw:g>
              </table:table-cell>
              <table:table-cell office:value-type="float" office:value="20072.49021">
                <text:p>20072.49021</text:p>
                <draw:g>
                  <svg:desc>DNSPERF.C3:DNSPERF.C9</svg:desc>
                </draw:g>
              </table:table-cell>
              <table:table-cell office:value-type="float" office:value="22992.505724">
                <text:p>22992.505724</text:p>
                <draw:g>
                  <svg:desc>DNSPERF.D3:DNSPERF.D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114.737345">
                <text:p>20114.737345</text:p>
              </table:table-cell>
              <table:table-cell office:value-type="float" office:value="20072.49021">
                <text:p>20072.49021</text:p>
              </table:table-cell>
              <table:table-cell office:value-type="float" office:value="22552.920922">
                <text:p>22552.9209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114.737345">
                <text:p>20114.737345</text:p>
              </table:table-cell>
              <table:table-cell office:value-type="float" office:value="20072.49021">
                <text:p>20072.49021</text:p>
              </table:table-cell>
              <table:table-cell office:value-type="float" office:value="21651.82058">
                <text:p>21651.82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114.737345">
                <text:p>20114.737345</text:p>
              </table:table-cell>
              <table:table-cell office:value-type="float" office:value="20072.49021">
                <text:p>20072.49021</text:p>
              </table:table-cell>
              <table:table-cell office:value-type="float" office:value="22090.560843">
                <text:p>22090.560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114.737345">
                <text:p>20114.737345</text:p>
              </table:table-cell>
              <table:table-cell office:value-type="float" office:value="20072.49021">
                <text:p>20072.49021</text:p>
              </table:table-cell>
              <table:table-cell office:value-type="float" office:value="21396.702441">
                <text:p>21396.7024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114.737345">
                <text:p>20114.737345</text:p>
              </table:table-cell>
              <table:table-cell office:value-type="float" office:value="20072.49021">
                <text:p>20072.49021</text:p>
              </table:table-cell>
              <table:table-cell office:value-type="float" office:value="21283.072491">
                <text:p>21283.072491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20115.737345">
                <text:p>20115.737345</text:p>
              </table:table-cell>
              <table:table-cell office:value-type="float" office:value="20073.49021">
                <text:p>20073.49021</text:p>
              </table:table-cell>
              <table:table-cell office:value-type="float" office:value="21284.072491">
                <text:p>21284.072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1.4" chart:maximum="3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5cm" svg:height="8.117cm" xlink:href=".." xlink:type="simple" chart:class="chart:line" chart:style-name="ch1">
        <chart:legend svg:x="12.177cm" svg:y="4.512cm" style:legend-expansion="custom" chartooo:width="2.257cm" chartooo:height="1.587cm" style:legend-expansion-aspect-ratio="1.42218021424071" chart:style-name="ch2"/>
        <chart:plot-area chart:style-name="ch3" table:cell-range-address="DNSPERF.A2:DNSPERF.A9 DNSPERF.E2:DNSPERF.G9" chart:data-source-has-labels="both" svg:x="1.428cm" svg:y="0.443cm" svg:width="14.115cm" svg:height="6.653cm">
          <chartooo:coordinate-region svg:x="2.155cm" svg:y="0.642cm" svg:width="13.267cm" svg:height="5.807cm"/>
          <chart:axis chart:dimension="x" chart:name="primary-x" chart:style-name="ch4" chartooo:axis-type="auto">
            <chartooo:date-scale/>
            <chart:title svg:x="6.695cm" svg:y="7.258cm" chart:style-name="ch5">
              <text:p>Profiler's update interval</text:p>
            </chart:title>
            <chart:categories table:cell-range-address="DNSPERF.A3:DNSPERF.A9"/>
          </chart:axis>
          <chart:axis chart:dimension="y" chart:name="primary-y" chart:style-name="ch6">
            <chart:title svg:x="0.404cm" svg:y="6.451cm" chart:style-name="ch7">
              <text:p>Average response time (ms)</text:p>
            </chart:title>
            <chart:grid chart:style-name="ch8" chart:class="major"/>
          </chart:axis>
          <chart:series chart:style-name="ch9" chart:values-cell-range-address="DNSPERF.E3:DNSPERF.E9" chart:label-cell-address="DNSPERF.E2:DNSPERF.E2" chart:class="chart:line">
            <chart:data-point chart:repeated="7"/>
          </chart:series>
          <chart:series chart:style-name="ch10" chart:values-cell-range-address="DNSPERF.F3:DNSPERF.F9" chart:label-cell-address="DNSPERF.F2:DNSPERF.F2" chart:class="chart:line">
            <chart:data-point chart:repeated="7"/>
          </chart:series>
          <chart:series chart:style-name="ch11" chart:values-cell-range-address="DNSPERF.G3:DNSPERF.G9" chart:label-cell-address="DNSPERF.G2:DNSPERF.G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DNSPERF.E2:DNSPERF.E2</svg:desc>
                </draw:g>
              </table:table-cell>
              <table:table-cell office:value-type="string">
                <text:p>random</text:p>
                <draw:g>
                  <svg:desc>DNSPERF.F2:DNSPERF.F2</svg:desc>
                </draw:g>
              </table:table-cell>
              <table:table-cell office:value-type="string">
                <text:p>lbbind</text:p>
                <draw:g>
                  <svg:desc>DNSPERF.G2:DNSPERF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NSPERF.A3:DNSPERF.A9</svg:desc>
                </draw:g>
              </table:table-cell>
              <table:table-cell office:value-type="float" office:value="2.82">
                <text:p>2.82</text:p>
                <draw:g>
                  <svg:desc>DNSPERF.E3:DNSPERF.E9</svg:desc>
                </draw:g>
              </table:table-cell>
              <table:table-cell office:value-type="float" office:value="2.84">
                <text:p>2.84</text:p>
                <draw:g>
                  <svg:desc>DNSPERF.F3:DNSPERF.F9</svg:desc>
                </draw:g>
              </table:table-cell>
              <table:table-cell office:value-type="float" office:value="1.48">
                <text:p>1.48</text:p>
                <draw:g>
                  <svg:desc>DNSPERF.G3:DNSPERF.G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  <table:table-cell office:value-type="float" office:value="2.96">
                <text:p>2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86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3cm" svg:height="8.105cm" xlink:href=".." xlink:type="simple" chart:class="chart:line" chart:style-name="ch1">
        <chart:legend svg:x="12.363cm" svg:y="0.851cm" style:legend-expansion="custom" chartooo:width="2.946cm" chartooo:height="2.228cm" style:legend-expansion-aspect-ratio="1.32226211849192" chart:style-name="ch2"/>
        <chart:plot-area chart:style-name="ch3" table:cell-range-address="'vbox metrics'.A12:'vbox metrics'.D19" chart:data-source-has-labels="both" svg:x="1.428cm" svg:y="0.488cm" svg:width="14.222cm" svg:height="6.6cm">
          <chartooo:coordinate-region svg:x="2.049cm" svg:y="0.687cm" svg:width="13.48cm" svg:height="5.754cm"/>
          <chart:axis chart:dimension="x" chart:name="primary-x" chart:style-name="ch4" chartooo:axis-type="auto">
            <chartooo:date-scale/>
            <chart:title svg:x="6.749cm" svg:y="7.25cm" chart:style-name="ch5">
              <text:p>Profiler's update interval</text:p>
            </chart:title>
            <chart:categories table:cell-range-address="'vbox metrics'.A13:'vbox metrics'.A19"/>
          </chart:axis>
          <chart:axis chart:dimension="y" chart:name="primary-y" chart:style-name="ch6">
            <chart:title svg:x="0.404cm" svg:y="5.214cm" chart:style-name="ch7">
              <text:p>CPU Load (%)</text:p>
            </chart:title>
            <chart:grid chart:style-name="ch8" chart:class="major"/>
          </chart:axis>
          <chart:series chart:style-name="ch9" chart:values-cell-range-address="'vbox metrics'.B13:'vbox metrics'.B19" chart:label-cell-address="'vbox metrics'.B12:'vbox metrics'.B12" chart:class="chart:line">
            <chart:data-point chart:repeated="7"/>
          </chart:series>
          <chart:series chart:style-name="ch10" chart:values-cell-range-address="'vbox metrics'.C13:'vbox metrics'.C19" chart:label-cell-address="'vbox metrics'.C12:'vbox metrics'.C12" chart:class="chart:line">
            <chart:data-point chart:repeated="7"/>
          </chart:series>
          <chart:series chart:style-name="ch11" chart:values-cell-range-address="'vbox metrics'.D13:'vbox metrics'.D19" chart:label-cell-address="'vbox metrics'.D12:'vbox metrics'.D1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'vbox metrics'.B12:'vbox metrics'.B12</svg:desc>
                </draw:g>
              </table:table-cell>
              <table:table-cell office:value-type="string">
                <text:p>random</text:p>
                <draw:g>
                  <svg:desc>'vbox metrics'.C12:'vbox metrics'.C12</svg:desc>
                </draw:g>
              </table:table-cell>
              <table:table-cell office:value-type="string">
                <text:p>lbbind</text:p>
                <draw:g>
                  <svg:desc>'vbox metrics'.D12:'vbox metrics'.D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box metrics'.A13:'vbox metrics'.A19</svg:desc>
                </draw:g>
              </table:table-cell>
              <table:table-cell office:value-type="float" office:value="90.62">
                <text:p>90.62</text:p>
                <draw:g>
                  <svg:desc>'vbox metrics'.B13:'vbox metrics'.B19</svg:desc>
                </draw:g>
              </table:table-cell>
              <table:table-cell office:value-type="float" office:value="90.3">
                <text:p>90.3</text:p>
                <draw:g>
                  <svg:desc>'vbox metrics'.C13:'vbox metrics'.C19</svg:desc>
                </draw:g>
              </table:table-cell>
              <table:table-cell office:value-type="float" office:value="93.27">
                <text:p>93.27</text:p>
                <draw:g>
                  <svg:desc>'vbox metrics'.D13:'vbox metrics'.D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90.62">
                <text:p>90.62</text:p>
              </table:table-cell>
              <table:table-cell office:value-type="float" office:value="90.3">
                <text:p>90.3</text:p>
              </table:table-cell>
              <table:table-cell office:value-type="float" office:value="93.86">
                <text:p>93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47" chart:maximum="59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4cm" svg:height="8.106cm" xlink:href=".." xlink:type="simple" chart:class="chart:line" chart:style-name="ch1">
        <chart:legend svg:x="12.351cm" svg:y="0.689cm" style:legend-expansion="custom" chartooo:width="2.94cm" chartooo:height="2.18cm" style:legend-expansion-aspect-ratio="1.34862385321101" chart:style-name="ch2"/>
        <chart:plot-area chart:style-name="ch3" table:cell-range-address="'vbox metrics'.A12:'vbox metrics'.A19 'vbox metrics'.E12:'vbox metrics'.G19" chart:data-source-has-labels="both" svg:x="1.429cm" svg:y="0.374cm" svg:width="14.341cm" svg:height="6.715cm">
          <chartooo:coordinate-region svg:x="2.05cm" svg:y="0.573cm" svg:width="13.599cm" svg:height="5.869cm"/>
          <chart:axis chart:dimension="x" chart:name="primary-x" chart:style-name="ch4" chartooo:axis-type="auto">
            <chartooo:date-scale/>
            <chart:title svg:x="6.809cm" svg:y="7.251cm" chart:style-name="ch5">
              <text:p>Profiler's update interval</text:p>
            </chart:title>
            <chart:categories table:cell-range-address="'vbox metrics'.A13:'vbox metrics'.A19"/>
          </chart:axis>
          <chart:axis chart:dimension="y" chart:name="primary-y" chart:style-name="ch6">
            <chart:title svg:x="0.405cm" svg:y="6.506cm" chart:style-name="ch7">
              <text:p>Average Memory usage (MB)</text:p>
            </chart:title>
            <chart:grid chart:style-name="ch8" chart:class="major"/>
          </chart:axis>
          <chart:series chart:style-name="ch9" chart:values-cell-range-address="'vbox metrics'.E13:'vbox metrics'.E19" chart:label-cell-address="'vbox metrics'.E12:'vbox metrics'.E12" chart:class="chart:line">
            <chart:data-point chart:repeated="7"/>
          </chart:series>
          <chart:series chart:style-name="ch10" chart:values-cell-range-address="'vbox metrics'.F13:'vbox metrics'.F19" chart:label-cell-address="'vbox metrics'.F12:'vbox metrics'.F12" chart:class="chart:line">
            <chart:data-point chart:repeated="7"/>
          </chart:series>
          <chart:series chart:style-name="ch11" chart:values-cell-range-address="'vbox metrics'.G13:'vbox metrics'.G19" chart:label-cell-address="'vbox metrics'.G12:'vbox metrics'.G1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'vbox metrics'.E12:'vbox metrics'.E12</svg:desc>
                </draw:g>
              </table:table-cell>
              <table:table-cell office:value-type="string">
                <text:p>random</text:p>
                <draw:g>
                  <svg:desc>'vbox metrics'.F12:'vbox metrics'.F12</svg:desc>
                </draw:g>
              </table:table-cell>
              <table:table-cell office:value-type="string">
                <text:p>lbbind</text:p>
                <draw:g>
                  <svg:desc>'vbox metrics'.G12:'vbox metrics'.G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box metrics'.A13:'vbox metrics'.A19</svg:desc>
                </draw:g>
              </table:table-cell>
              <table:table-cell office:value-type="float" office:value="48.2001953125">
                <text:p>48.2001953125</text:p>
                <draw:g>
                  <svg:desc>'vbox metrics'.E13:'vbox metrics'.E19</svg:desc>
                </draw:g>
              </table:table-cell>
              <table:table-cell office:value-type="float" office:value="49.9951171875">
                <text:p>49.9951171875</text:p>
                <draw:g>
                  <svg:desc>'vbox metrics'.F13:'vbox metrics'.F19</svg:desc>
                </draw:g>
              </table:table-cell>
              <table:table-cell office:value-type="float" office:value="52.388671875">
                <text:p>52.388671875</text:p>
                <draw:g>
                  <svg:desc>'vbox metrics'.G13:'vbox metrics'.G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51.888671875">
                <text:p>51.8886718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49.029296875">
                <text:p>49.029296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48.5166015625">
                <text:p>48.5166015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48.21875">
                <text:p>48.21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48.3017578125">
                <text:p>48.3017578125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48.2001953125">
                <text:p>48.2001953125</text:p>
              </table:table-cell>
              <table:table-cell office:value-type="float" office:value="49.9951171875">
                <text:p>49.9951171875</text:p>
              </table:table-cell>
              <table:table-cell office:value-type="float" office:value="49.3017578125">
                <text:p>49.3017578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